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Helvetica, sans-serif"/>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variant="normal" fo:text-transform="none" fo:color="#2e3d49" style:font-name="Open Sans" fo:font-size="13.5pt" fo:letter-spacing="normal" fo:font-style="normal" fo:font-weight="normal"/>
    </style:style>
    <style:style style:name="P2" style:family="paragraph" style:parent-style-name="Heading_20_3">
      <style:text-properties fo:font-variant="normal" fo:text-transform="none" fo:color="#2e3d49" style:font-name="Open Sans" fo:font-size="13.5pt" fo:letter-spacing="normal" fo:font-style="normal" fo:font-weight="normal" officeooo:rsid="001ce8de" officeooo:paragraph-rsid="001ce8de"/>
    </style:style>
    <style:style style:name="P3" style:family="paragraph" style:parent-style-name="Standard">
      <style:text-properties officeooo:rsid="001ce8de" officeooo:paragraph-rsid="001ce8de"/>
    </style:style>
    <style:style style:name="P4" style:family="paragraph" style:parent-style-name="Standard">
      <style:text-properties officeooo:rsid="001ce8de" officeooo:paragraph-rsid="001ec551"/>
    </style:style>
    <style:style style:name="P5" style:family="paragraph" style:parent-style-name="Standard">
      <style:text-properties officeooo:rsid="001ec551" officeooo:paragraph-rsid="001ec551"/>
    </style:style>
    <style:style style:name="P6" style:family="paragraph" style:parent-style-name="Standard">
      <style:text-properties officeooo:paragraph-rsid="001ce8de"/>
    </style:style>
    <style:style style:name="P7" style:family="paragraph" style:parent-style-name="Standard">
      <style:text-properties fo:font-variant="normal" fo:text-transform="none" fo:color="#212492" style:font-name="Roboto" fo:font-size="14pt" fo:letter-spacing="normal" fo:font-style="normal" fo:font-weight="normal" officeooo:paragraph-rsid="001ce8de"/>
    </style:style>
    <style:style style:name="P8" style:family="paragraph" style:parent-style-name="Standard">
      <style:text-properties officeooo:rsid="0021c78a" officeooo:paragraph-rsid="0021c78a"/>
    </style:style>
    <style:style style:name="T1" style:family="text">
      <style:text-properties officeooo:rsid="001ce8de"/>
    </style:style>
    <style:style style:name="T2" style:family="text">
      <style:text-properties officeooo:rsid="001ec551"/>
    </style:style>
    <style:style style:name="T3" style:family="text">
      <style:text-properties officeooo:rsid="0021c78a"/>
    </style:style>
    <style:style style:name="T4" style:family="text">
      <style:text-properties fo:font-variant="normal" fo:text-transform="none" fo:color="#212492" style:font-name="Roboto" fo:font-size="14pt" fo:letter-spacing="normal" fo:font-style="normal" fo:font-weight="normal"/>
    </style:style>
    <style:style style:name="T5" style:family="text">
      <style:text-properties fo:font-variant="normal" fo:text-transform="none" fo:color="#212492" style:font-name="Liberation Sans" fo:font-size="14pt" fo:letter-spacing="normal" fo:font-style="normal" fo:font-weight="normal"/>
    </style:style>
    <style:style style:name="T6" style:family="text">
      <style:text-properties fo:font-variant="normal" fo:text-transform="none" fo:color="#212492" style:font-name="Liberation Sans" fo:font-size="12pt" fo:letter-spacing="normal" fo:font-style="normal" fo:font-weight="normal" style:font-size-asian="12pt" style:font-size-complex="12pt"/>
    </style:style>
    <style:style style:name="T7" style:family="text">
      <style:text-properties fo:font-variant="normal" fo:text-transform="none" fo:color="#000000" style:font-name="Liberation Sans" fo:font-size="12pt" fo:letter-spacing="normal" fo:font-style="normal" fo:font-weight="normal" style:font-size-asian="12pt" style:font-size-complex="12pt"/>
    </style:style>
    <style:style style:name="T8" style:family="text">
      <style:text-properties style:font-name="Liberation Sans"/>
    </style:style>
    <style:style style:name="T9" style:family="text">
      <style:text-properties style:font-name="Liberation Sans" fo:font-size="12pt" style:font-size-asian="12pt" style:font-size-complex="12pt"/>
    </style:style>
    <style:style style:name="T10" style:family="text">
      <style:text-properties fo:color="#000000" style:font-name="Liberation San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Name: Adedotun Toluwalase Adetayo</text:h>
      <text:h text:style-name="P1" text:outline-level="3"><text:bookmark text:name="explain-the-fundamentals-and-benefits-of-ci-cd-to-achieve-build-and-deploy-automation-for-cloud-based-software-products"/>Explain the Fundamentals and Benefits of CI/CD to Achieve, Build, and Deploy Automation for Cloud-Based Software Products</text:h>
      <text:p text:style-name="P3"><text:tab/>The fundamentals and benefit of CI/CD is to provide a more reliable, cost effective and secure way into processing your code from the developer table to the production environment.<text:tab/></text:p>
      <text:p text:style-name="P3"><text:tab/>A process which save us from running into error and making sure we have a reliable way of production</text:p>
      <text:p text:style-name="P6"><text:span text:style-name="T1"><text:tab/></text:span><text:span text:style-name="T7">CI/CD aims to enable software development teams to continuously deploy software updates into production to speed up release rates, reduce costs, and eliminate risks throughout the development process</text:span></text:p>
      <text:p text:style-name="P7"><text:span text:style-name="T10">Continuous integration and continuous delivery (CI/CD) help teams bring better software to market faster, work more effectively, and reduce risk.</text:span> </text:p>
      <text:p text:style-name="P3"><text:tab/><text:span text:style-name="T3">CI/CD cut away the gap and different between the development and production stages</text:span></text:p>
      <text:p text:style-name="P3">Let start by explaining the process in which devops plays in our daily activities:</text:p>
      <text:p text:style-name="P3">1. <text:s text:c="2"/>Due to different environment, operating system and version of dependencies used by different developers, It provides a way to setting and configuring a standard which will be used in production environment in process reducing the time to bringing up the production time</text:p>
      <text:p text:style-name="P4">2. <text:tab/><text:span text:style-name="T2">CI/CD provide a more reliable way to build and test our application without any human intervention and save repetition task. Repetition task are prone to error while performing a task on several servers a thousand time, a steps might get missed out or a wrong version of dependenciemight get installed which can cost a error in development</text:span></text:p>
      <text:p text:style-name="P4"><text:span text:style-name="T2"><text:tab/>Tools like ansible, chef and puppet can help in specifically the actual version of dependencies needed to be deployed and can deploy to all those server at once</text:span></text:p>
      <text:p text:style-name="P5">3.<text:tab/>Agile process of software engineering is the process of deploying software in batch which provide a working software in which users can used while working on a better version of software</text:p>
      <text:p text:style-name="P5"><text:tab/>Devops tools helps in deploying of these software and deployment can be done daily without any human intervention saving time and cost to push newer version into production.</text:p>
      <text:p text:style-name="P5">4.<text:tab/> with devops you can have multiple versions of your software running whereby if a newer version is push into production and some bugs are found in it. It can effectively switch into old version of the software and hereby reducing downtime to it minimum and saving cost</text:p>
      <text:p text:style-name="P5">5.<text:tab/><text:span text:style-name="T3">CI/CD helps business to bring customers need to life faster as they come in play and shortening time to value</text:span></text:p>
      <text:p text:style-name="P8">6. <text:tab/>it helps automate cloud based produc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Helvetica, sans-serif"/>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5T11:45:59.946947037</meta:creation-date>
    <dc:date>2022-07-05T12:21:54.988880697</dc:date>
    <meta:editing-duration>PT2M6S</meta:editing-duration>
    <meta:editing-cycles>2</meta:editing-cycles>
    <meta:generator>LibreOffice/6.4.7.2$Linux_X86_64 LibreOffice_project/40$Build-2</meta:generator>
    <meta:document-statistic meta:table-count="0" meta:image-count="0" meta:object-count="0" meta:page-count="1" meta:paragraph-count="16" meta:word-count="409" meta:character-count="2516" meta:non-whitespace-character-count="2110"/>
  </office:meta>
</office:document-meta>
</file>